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36bfc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36bfc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36bfc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36bfc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136bfc" officeooo:paragraph-rsid="00136bfc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36bfc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36bfc"/>
    </style:style>
    <style:style style:name="P8" style:family="paragraph" style:parent-style-name="Standard">
      <style:text-properties fo:color="#000000" style:font-name="Times New Roman" officeooo:paragraph-rsid="00136bfc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36bfc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36bfc" style:font-size-asian="16pt" style:font-weight-asian="bold" style:font-size-complex="16pt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 fo:line-height="120%"/>
      <style:text-properties officeooo:rsid="0024a8bd" officeooo:paragraph-rsid="0024a8bd"/>
    </style:style>
    <style:style style:name="P13" style:family="paragraph" style:parent-style-name="Text_20_body" style:list-style-name="L4">
      <style:paragraph-properties fo:margin-top="0cm" fo:margin-bottom="0cm" style:contextual-spacing="false" fo:line-height="120%"/>
      <style:text-properties officeooo:rsid="0027a73a" officeooo:paragraph-rsid="0027a73a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.801cm" style:auto-text-indent="false"/>
      <style:text-properties style:font-name="Times New Roman" fo:font-size="12pt" officeooo:rsid="0013e5ca" officeooo:paragraph-rsid="0013e5ca" style:font-size-asian="10.5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indent="0.801cm" style:auto-text-indent="false"/>
      <style:text-properties fo:font-size="12pt" officeooo:rsid="001b5a8d" officeooo:paragraph-rsid="001b5a8d" style:font-size-asian="10.5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indent="0.801cm" style:auto-text-indent="false"/>
      <style:text-properties fo:font-size="12pt" officeooo:rsid="001c87cf" officeooo:paragraph-rsid="001f300e" style:font-size-asian="10.5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.801cm" style:auto-text-indent="false"/>
      <style:text-properties fo:font-size="12pt" officeooo:rsid="00364ed8" officeooo:paragraph-rsid="003e1e59" style:font-size-asian="10.5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.801cm" style:auto-text-indent="false"/>
      <style:text-properties fo:font-size="12pt" officeooo:rsid="003e2a12" officeooo:paragraph-rsid="003e2a12" style:font-size-asian="10.5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.801cm" style:auto-text-indent="false"/>
      <style:text-properties fo:font-size="12pt" officeooo:rsid="00428d78" officeooo:paragraph-rsid="00428d78" style:font-size-asian="10.5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0%" fo:text-indent="0.801cm" style:auto-text-indent="false"/>
      <style:text-properties officeooo:rsid="0029ba13" officeooo:paragraph-rsid="0030e0ef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20%" fo:text-indent="0.801cm" style:auto-text-indent="false"/>
      <style:text-properties officeooo:rsid="00364ed8" officeooo:paragraph-rsid="00364ed8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0%" fo:text-indent="0.801cm" style:auto-text-indent="false"/>
      <style:text-properties officeooo:paragraph-rsid="00238146"/>
    </style:style>
    <style:style style:name="P23" style:family="paragraph" style:parent-style-name="Text_20_body" style:list-style-name="L5">
      <style:paragraph-properties fo:margin-top="0cm" fo:margin-bottom="0.199cm" style:contextual-spacing="false"/>
      <style:text-properties fo:font-size="12pt" officeooo:rsid="00474130" officeooo:paragraph-rsid="00474130" style:font-size-asian="10.5pt" style:font-size-complex="12pt"/>
    </style:style>
    <style:style style:name="P24" style:family="paragraph" style:parent-style-name="Text_20_body" style:list-style-name="L5">
      <style:paragraph-properties fo:margin-top="0cm" fo:margin-bottom="0.199cm" style:contextual-spacing="false"/>
      <style:text-properties fo:font-size="12pt" officeooo:rsid="004847ff" officeooo:paragraph-rsid="004847ff" style:font-size-asian="10.5pt" style:font-size-complex="12pt"/>
    </style:style>
    <style:style style:name="P25" style:family="paragraph" style:parent-style-name="Text_20_body" style:list-style-name="L5">
      <style:paragraph-properties fo:margin-top="0cm" fo:margin-bottom="0.199cm" style:contextual-spacing="false"/>
      <style:text-properties fo:font-size="12pt" officeooo:rsid="0049f3b4" officeooo:paragraph-rsid="0049f3b4" style:font-size-asian="10.5pt" style:font-size-complex="12pt"/>
    </style:style>
    <style:style style:name="P26" style:family="paragraph" style:parent-style-name="Text_20_body" style:list-style-name="L5">
      <style:paragraph-properties fo:margin-top="0cm" fo:margin-bottom="0.199cm" style:contextual-spacing="false"/>
      <style:text-properties fo:font-size="12pt" officeooo:rsid="004b08c2" officeooo:paragraph-rsid="004b08c2" style:font-size-asian="10.5pt" style:font-size-complex="12pt"/>
    </style:style>
    <style:style style:name="P27" style:family="paragraph" style:parent-style-name="Text_20_body" style:list-style-name="L5">
      <style:paragraph-properties fo:margin-top="0cm" fo:margin-bottom="0.199cm" style:contextual-spacing="false"/>
      <style:text-properties fo:font-size="12pt" officeooo:rsid="004d628e" officeooo:paragraph-rsid="004d628e" style:font-size-asian="10.5pt" style:font-size-complex="12pt"/>
    </style:style>
    <style:style style:name="P28" style:family="paragraph" style:parent-style-name="Heading_20_1" style:list-style-name="">
      <style:text-properties style:font-name="Times New Roman" fo:font-size="14pt" officeooo:paragraph-rsid="003e8978" style:font-size-asian="14pt" style:font-size-complex="14pt"/>
    </style:style>
    <style:style style:name="P29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0" style:family="paragraph" style:parent-style-name="Heading_20_1" style:list-style-name="">
      <style:paragraph-properties fo:margin-top="0cm" fo:margin-bottom="0cm" style:contextual-spacing="false" fo:line-height="120%"/>
      <style:text-properties style:font-name="Times New Roman" fo:font-size="14pt" style:font-size-asian="14pt" style:font-size-complex="14pt"/>
    </style:style>
    <style:style style:name="P31" style:family="paragraph" style:parent-style-name="Heading_20_1">
      <style:paragraph-properties fo:margin-top="0cm" fo:margin-bottom="0.4cm" style:contextual-spacing="false" fo:break-before="page"/>
      <style:text-properties style:font-name="Times New Roman" fo:font-size="14pt" style:font-size-asian="14pt" style:font-size-complex="14pt"/>
    </style:style>
    <style:style style:name="P32" style:family="paragraph" style:parent-style-name="Heading_20_1">
      <style:paragraph-properties fo:margin-top="0cm" fo:margin-bottom="0.4cm" style:contextual-spacing="false" fo:break-before="page"/>
      <style:text-properties style:font-name="Times New Roman" fo:font-size="14pt" officeooo:paragraph-rsid="003e8978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weight="bold" officeooo:rsid="00136bfc" style:font-weight-asian="bold"/>
    </style:style>
    <style:style style:name="T3" style:family="text">
      <style:text-properties officeooo:rsid="00136bf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officeooo:rsid="001f300e"/>
    </style:style>
    <style:style style:name="T7" style:family="text">
      <style:text-properties style:font-name="Times New Roman" officeooo:rsid="00202a6e"/>
    </style:style>
    <style:style style:name="T8" style:family="text">
      <style:text-properties style:font-name="Times New Roman" officeooo:rsid="0020c8dc"/>
    </style:style>
    <style:style style:name="T9" style:family="text">
      <style:text-properties style:font-name="Times New Roman" fo:font-size="12pt" style:font-size-asian="10.5pt" style:font-size-complex="12pt"/>
    </style:style>
    <style:style style:name="T10" style:family="text">
      <style:text-properties style:font-name="Times New Roman" fo:font-size="12pt" officeooo:rsid="00202a6e" style:font-size-asian="10.5pt" style:font-size-complex="12pt"/>
    </style:style>
    <style:style style:name="T11" style:family="text">
      <style:text-properties style:font-name="Times New Roman" fo:font-size="12pt" officeooo:rsid="0022442a" style:font-size-asian="10.5pt" style:font-size-complex="12pt"/>
    </style:style>
    <style:style style:name="T12" style:family="text">
      <style:text-properties style:font-name="Times New Roman" fo:font-size="12pt" officeooo:rsid="00238146" style:font-size-asian="10.5pt" style:font-size-complex="12pt"/>
    </style:style>
    <style:style style:name="T13" style:family="text">
      <style:text-properties style:font-name="Times New Roman" fo:font-size="12pt" officeooo:rsid="002cea20" style:font-size-asian="10.5pt" style:font-size-complex="12pt"/>
    </style:style>
    <style:style style:name="T14" style:family="text">
      <style:text-properties style:font-name="Times New Roman" fo:font-size="12pt" officeooo:rsid="002e558d" style:font-size-asian="10.5pt" style:font-size-complex="12pt"/>
    </style:style>
    <style:style style:name="T15" style:family="text">
      <style:text-properties style:font-name="Times New Roman" fo:font-size="12pt" officeooo:rsid="002fb8a3" style:font-size-asian="10.5pt" style:font-size-complex="12pt"/>
    </style:style>
    <style:style style:name="T16" style:family="text">
      <style:text-properties style:font-name="Times New Roman" fo:font-size="12pt" officeooo:rsid="0030245b" style:font-size-asian="10.5pt" style:font-size-complex="12pt"/>
    </style:style>
    <style:style style:name="T17" style:family="text">
      <style:text-properties style:font-name="Times New Roman" fo:font-size="12pt" officeooo:rsid="0035741c" style:font-size-asian="10.5pt" style:font-size-complex="12pt"/>
    </style:style>
    <style:style style:name="T18" style:family="text">
      <style:text-properties style:font-name="Times New Roman" fo:font-size="12pt" fo:font-style="italic" style:font-size-asian="10.5pt" style:font-style-asian="italic" style:font-size-complex="12pt" style:font-style-complex="italic"/>
    </style:style>
    <style:style style:name="T19" style:family="text">
      <style:text-properties style:font-name="Times New Roman" fo:font-size="12pt" fo:font-style="italic" officeooo:rsid="00238146" style:font-size-asian="10.5pt" style:font-style-asian="italic" style:font-size-complex="12pt" style:font-style-complex="italic"/>
    </style:style>
    <style:style style:name="T20" style:family="text">
      <style:text-properties style:font-name="Times New Roman" officeooo:rsid="00375858"/>
    </style:style>
    <style:style style:name="T21" style:family="text">
      <style:text-properties style:font-name="Times New Roman" officeooo:rsid="00394782"/>
    </style:style>
    <style:style style:name="T22" style:family="text">
      <style:text-properties style:font-name="Times New Roman" officeooo:rsid="003b43b7"/>
    </style:style>
    <style:style style:name="T23" style:family="text">
      <style:text-properties style:font-name="Times New Roman" officeooo:rsid="003cd147"/>
    </style:style>
    <style:style style:name="T24" style:family="text">
      <style:text-properties style:font-name="Times New Roman" officeooo:rsid="003dbc74"/>
    </style:style>
    <style:style style:name="T25" style:family="text">
      <style:text-properties style:font-name="Times New Roman" officeooo:rsid="00443fd5"/>
    </style:style>
    <style:style style:name="T26" style:family="text">
      <style:text-properties style:font-name="Times New Roman" officeooo:rsid="00456d89"/>
    </style:style>
    <style:style style:name="T27" style:family="text">
      <style:text-properties style:font-name="Times New Roman" officeooo:rsid="00474130"/>
    </style:style>
    <style:style style:name="T28" style:family="text">
      <style:text-properties style:font-name="Times New Roman" officeooo:rsid="0049f3b4"/>
    </style:style>
    <style:style style:name="T29" style:family="text">
      <style:text-properties style:font-name="Times New Roman" officeooo:rsid="004eacdd"/>
    </style:style>
    <style:style style:name="T30" style:family="text">
      <style:text-properties officeooo:rsid="00148791"/>
    </style:style>
    <style:style style:name="T31" style:family="text">
      <style:text-properties officeooo:rsid="0014e7ee"/>
    </style:style>
    <style:style style:name="T32" style:family="text">
      <style:text-properties officeooo:rsid="00197a02"/>
    </style:style>
    <style:style style:name="T33" style:family="text">
      <style:text-properties officeooo:rsid="003294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7cm" fo:text-indent="-0.635cm" fo:margin-left="2.1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12cm" fo:text-indent="-0.635cm" fo:margin-left="2.8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7cm" fo:text-indent="-0.635cm" fo:margin-left="3.4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82cm" fo:text-indent="-0.635cm" fo:margin-left="4.0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7cm" fo:text-indent="-0.635cm" fo:margin-left="4.7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52cm" fo:text-indent="-0.635cm" fo:margin-left="5.3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7cm" fo:text-indent="-0.635cm" fo:margin-left="5.9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7cm" fo:text-indent="-0.635cm" fo:margin-left="7.2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92cm" fo:text-indent="-0.635cm" fo:margin-left="7.8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оклад</text:p>
      <text:p text:style-name="P4">По дисциплине</text:p>
      <text:p text:style-name="P4">«<text:span text:style-name="T3">Деловая коммуникация в профессиональной деятельности</text:span>»</text:p>
      <text:p text:style-name="P6">Тема: <text:span text:style-name="T2">Благодарность или взятка? Деловые подарки, сувениры, чаевые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31" text:outline-level="1">Введение</text:h>
      <text:p text:style-name="P14">Каждый из нас бывал в ситуации, когда нам хотелось отблагодарить человека за проделанную им работу, за предоставленные нам услуги. И эта благодарность иногда выражается не только в вербальном виде, а в качестве некого подарка и иногда такое выражение благодарности уместно, приемлемо и даже приветствуется. Но что если за нашей благодарностью скрывается взятка? Разница между благодарностью и взяткой бывает явно прозрачной, расплывчатой и даже ситуационной. Это зависит от того кто, ко<text:span text:style-name="T30">го</text:span>, когда и даже где благодарит. <text:span text:style-name="T31">С одной стороны, если вы дадите денег официанту, за проделанную им работу, то вы тем самым говорите, что вам понравилось обслуживание и вы всем довольны, иногда это даже часть этикета и будет просто не красиво не оставить чаевых. Но, что если вас останавливает сотрудник дорожной полиции за превышение скорости и вам так понравился его профессионализм, что вы решили его «отблагодарить» за его работу некоторой суммой денег? Можно сразу сказать, что это явный вид взятки. Чем принципиально различаются эти две ситуации? И официант, и сотрудник дорожной полиции выполняют свою работу, выполняют они оба её хорошо, за это их хочется отблагодарить. Но в первом случае, это будет действительно благодарность, во втором это уже взятка. Почему так? Как научится различать грань между благодарностью и взяткой? Для этого требуется уточнить, что есть благодарность и взятка, а также уточнить принятые нормы и на основе них сделать выводы.</text:span></text:p>
      <text:h text:style-name="P29" text:outline-level="1"/>
      <text:h text:style-name="P31" text:outline-level="1">Что такое благодарность <text:span text:style-name="T32">и</text:span> что взятка?</text:h>
      <text:p text:style-name="P15"><text:span text:style-name="T4">Все мы так или иначе понимаем разницу между благодарностью и взяткой, но что именно мы понимаем под этими словами и в чём же разница между ними?</text:span></text:p>
      <text:p text:style-name="P16"><text:span text:style-name="T4">Благодарность — </text:span><text:span text:style-name="T6">чувства обязанности, уважения и любви к другому человеку (в частности, выраженные в соответствующих действиях) за оказанное им благодеяние. Благодарность восходит к древнейшим отношениям церемониального обмена дарами, а так же к отношениям взаимности услуг. М. Кляйн считал, что развитая способность к благодарности удерживает человека от таких деструктивных чувств, как жадность, ревность, зависть. </text:span><text:span text:style-name="T7">Благодарность — вызывает ответную благодарность. Вы замечали, когда вам кто-то страстно жмет руку или обнимает и искренне благодарит не сдерживая своих чувств, вы автоматически начинаете сильнее жать руку и улыбаясь благодарить в ответ!? И так благодарность это позитивное чувство испытывая которое, человек перестает </text:span><text:span text:style-name="T8">концентрироваться</text:span><text:span text:style-name="T7"> на себе, обращает внимание на других людей и легче налаживает отношения с окружающими.</text:span></text:p>
      <text:p text:style-name="P22"><text:span text:style-name="T10">В</text:span><text:span text:style-name="T11">зятка — принимаемые должностным лицом материальные ценности, какая-либо имущественная выгода, услуги за действие, за бездействие в интересах взяткодателя, которое это лицо могло или должно было совершить в силу своего служебного положения. Дача или прием взятки противозаконны и наказуемы </text:span><text:span text:style-name="T12">законом. Взятки бывают разные и делятся на следующие:</text:span></text:p>
      <text:list xml:id="list3629625387157385092" text:style-name="L4">
        <text:list-item>
          <text:p text:style-name="P12"><text:span text:style-name="T19">М</text:span><text:span text:style-name="T18">атериальная взятка</text:span><text:span text:style-name="T9"> - не ограничивается денежными средствами. Включает и иные имущественные ценности: ценные бумаги, изделия из драгоценных металлов и камней, меховые изделия, автомобили, бытовая техника, недвижимость и т.д. К материальной форме относятся выгоды и услуги, которые имеют стоимость: лечение, выполнение ремонтно-строительных работ, выделение путевки, оплата развлечений, ремонт автомобиля.</text:span></text:p>
        </text:list-item>
        <text:list-item>
          <text:p text:style-name="P12"><text:span text:style-name="T18">Нематериальная взятка</text:span><text:span text:style-name="T9"> - когда взятка не имеет четкого стоимостного выражения. Действия по принципу «ты мне – я тебе»: устройство на работу родственников, общее покровительство по службе в обмен на такое же покровительство, получение званий, победы в конкурсах, предоставление интимных услуг в обмен на высокооплачиваемую должность.</text:span></text:p>
        </text:list-item>
        <text:list-item>
          <text:p text:style-name="P12"><text:span text:style-name="T18">Явная взятка</text:span><text:span text:style-name="T9"> - взятка, при вручении предмета которой должностному лицу взяткодателем оговариваются те деяния, которые требуется выполнить немедленно или в будущем.</text:span></text:p>
        </text:list-item>
        <text:list-item>
          <text:p text:style-name="P12"><text:span text:style-name="T18">Завуалированная взятка</text:span><text:span text:style-name="T9"> - ситуация, при которой и взяткодатель, и взяткополучатель маскируют преступную деятельность под правомерные акты поведения. При этом прямые требования (просьбы) взяткодателем могут не выдвигаться.</text:span></text:p>
        </text:list-item>
        <text:list-item>
          <text:p text:style-name="P13"><text:span text:style-name="T18">Взятка-благодарность</text:span><text:span text:style-name="T9"> - получение должностным лицом непредусмотренного законом, заранее обусловленного вознаграждения за уже совершенное правомерное действие по службе.</text:span></text:p>
        </text:list-item>
        <text:list-item>
          <text:p text:style-name="P13"><text:span text:style-name="T18">Взятка-вознаграждение</text:span><text:span text:style-name="T9"> - взятка, полученная после совершения должностным лицом в пользу взяткодателя определенного действия (бездействия). Отличие от взятки-благодарности в том, что при взятке-вознаграждении стороны договорились заранее.</text:span></text:p>
        </text:list-item>
        <text:list-item>
          <text:p text:style-name="P13"><text:span text:style-name="T18">Взятка-подкуп</text:span><text:span text:style-name="T9"> - взятка, которая получена до совершения (уклонение от совершения) </text:span><text:soft-page-break/><text:span text:style-name="T9">того или иного действия в интересах взяткодателя.</text:span></text:p>
        </text:list-item>
      </text:list>
      <text:p text:style-name="P20"><text:span text:style-name="T9">Судя по описанию обоих терминов в них нет ничего общего </text:span><text:span text:style-name="T14">и на пример</text:span><text:span text:style-name="T15">е</text:span><text:span text:style-name="T14"> официанта и сотрудника дорожной полиции мы теперь явно можем сказать почему в первом случае денежное вознаграждение будет считаться благодарностью, а </text:span><text:span text:style-name="T16">во </text:span><text:span text:style-name="T14">второ</text:span><text:span text:style-name="T16">м</text:span><text:span text:style-name="T14"> взяткой. </text:span><text:span text:style-name="T9"><text:s/>Так почему иногда благодарность расценивают как взятк</text:span><text:span text:style-name="T13">у</text:span><text:span text:style-name="T9">? И есть даже вид взятки как взятка-благодарность? </text:span><text:span text:style-name="T17">Как отличить благодарность от взятки-благодарности?</text:span></text:p>
      <text:p text:style-name="P21"><text:span text:style-name="T17">Говоря о взятке-благодарности, необходимо отличать ее от подарка. Часто взятка передается в виде подарка лицу на день рождения, юбилей, новый год и другие праздники. Следует помнить, что от способа передачи суть взятки не меняется. Взятка никогда не станет подарком. Взятка отличается от подарка целью – она предоставляется за определенные действия, как незаконные, так и законные, тогда как подарок предоставляется безвозмездно, то есть за него ни в прошлом, ни в будущем лицо ничего не делало и не предполагает, что будет делать.</text:span></text:p>
      <text:h text:style-name="P30" text:outline-level="1"/>
      <text:h text:style-name="P31" text:outline-level="1">Что можно <text:span text:style-name="T33">по</text:span>дарить?</text:h>
      <text:p text:style-name="P17"><text:span text:style-name="T4">Все ценят подарки, но что подарить при деловой встрече? Обычно это некий предмет с </text:span><text:span text:style-name="T20">эмблемой фирмы, такой как ручка, наклейка, майка, брелок и множество разных других вещей. Если же переговоры будут проходить в другой стране, то уместным подарком будет сувенир, но стоит учитывать, что именно дарить и если партнеры уже знакомы, стоит учитывать характер человека. Так же такой подарок как сувенир </text:span><text:span text:style-name="T21">стоит тщательно подбирать, иначе такой подарок может расцениваться как некая отмашка или пренебрежение и может ухудшить ситуацию и отношения между партнерами. </text:span><text:span text:style-name="T22">Не стоит забывать и о помощниках партнера и предоставить подарок ему. Если этого не сделать, это можно расценивать как оскорбление. Если встреча проходит дома то хорошим подарком будут живые цветы, но и при выборе цветов стоит уделить внимание. В каждой стране цветы могут нести разный смысл и даже цвет несёт некий смысл. Например синий цвет — это цвет моря и ассоциируется с деятельностью связанной с водой. Стоит уделить также и самому </text:span><text:span text:style-name="T23">процессу дарения, следить за речью, интонацией, сопроводить речь шуткой. Нужно учитывать, что этот процесс обычно является двухсторонний и требует умения принимать подарки. Не стоит подарок сразу ставить на место, стоит его распаковать, если требуется и оценить внимание которое уделил партнер </text:span><text:span text:style-name="T24">и не стоит обращать внимания, если подарки разной материальной ценности. Бываю случаи когда подарок можно получить из третьих рук. В таком случае необходимо поблагодарить звонком или письмом. Плохим тоном считается отказ от подарка.</text:span></text:p>
      <text:p text:style-name="P18"><text:span text:style-name="T22">Ч</text:span><text:span text:style-name="T4">то насчет чаевых? Когда стоит их оставлять, а когда нет? Чаевые — это некоторая сумма денег, добровольно выдаваемых обслуживающему персоналу гостиниц, заведений, ресторанов, парикмахерам, таксистам и т.д. сверх платы по счету. Чаевые выплачиваются согласно традиции и составляют значительную часть их дохода. Однако в некоторых заведениях персонал обязан сдавать все чаевые администрации. Персоналу нельзя требовать чаевые или просить чтобы заплатили больше. Тем не менее, в основном отказ от чаевых гостя может расцениваться как нарушение этикета. В то же время в некоторых культурах или обстоятельствах чаевых не ожидают, и предлагать их не следует, так как это может быть расценено негативно. Например, чаевые правительственным служащим являются противозаконными и считаются взяткой. Обычно размер чаевых составляет 10% от предоставленной услуги, но это вовсе не обязательно, так как сами чаевые тоже не считаются обязательными.</text:span></text:p>
      <text:h text:style-name="P29" text:outline-level="1"/>
      <text:h text:style-name="P31" text:outline-level="1">Выводы</text:h>
      <text:p text:style-name="P19"><text:span text:style-name="T4">Подведя итоги можно сказать, что если вы кого-то хотите отблагодарить, вы должны понимать, что это должно идти от сердца и не должно сопровождаться мыслями о дальнейшей вашей выгоде. Если хотите отблагодарить должностное лицо, то делать это на словах, </text:span><text:span text:style-name="T26">не обещая ничего в обмен.</text:span><text:span text:style-name="T4"> Если делаете подарок партнеру по бизнесу стоит подойти к этому со всей серьезностью иначе ваши действия могут восприниматься как оскорбления или та же самая дача взятки. </text:span><text:span text:style-name="T25">Поэтому для положительного результата стоит учитывать место встречи, время, национальность. Это важно, так как в каждой стране есть свои традиции. Так же уметь получать подарки. Подарить подарок это не такое простое дело и требует тщательного подхода с учетом различных факторов, которые не всегда весьма очевидны.</text:span></text:p>
      <text:p text:style-name="P11"><text:span text:style-name="T5"/></text:p>
      <text:h text:style-name="P28" text:outline-level="1"/>
      <text:h text:style-name="P32" text:outline-level="1">Литература</text:h>
      <text:list xml:id="list1051269407457242727" text:style-name="L5">
        <text:list-item>
          <text:p text:style-name="P23"><text:a xlink:type="simple" xlink:href="http://skazka.ru/story/segal/podarok-ili-vzyatka/"><text:span text:style-name="T4">http://skazka.ru/story/segal/podarok-ili-vzyatka/</text:span></text:a><text:span text:style-name="T4"> — Сегал Йохевед. Подарок или взятка? </text:span></text:p>
        </text:list-item>
        <text:list-item>
          <text:p text:style-name="P23"><text:a xlink:type="simple" xlink:href="http://dic.academic.ru/dic.nsf/enc_philosophy/8011/БЛАГОДАРНОСТЬ"><text:span text:style-name="T4">http://dic.academic.ru/dic.nsf/enc_philosophy/8011/%D0%91%D0%9B%D0%90%D0%93%D0%9E%D0%94%D0%90%D0%A0%D0%9D%D0%9E%D0%A1%D0%A2%D0%AC</text:span></text:a><text:span text:style-name="T4"> — благодарность 15.12.2014</text:span></text:p>
        </text:list-item>
        <text:list-item>
          <text:p text:style-name="P24"><text:a xlink:type="simple" xlink:href="http://www.cloudwatcher.ru/analytics/5/view/30/"><text:span text:style-name="T4">http://www.cloudwatcher.ru/analytics/5/view/30/</text:span></text:a><text:span text:style-name="T4"> </text:span><text:span text:style-name="T27">—</text:span><text:span text:style-name="T4"> феномен благодарности 15.12.2014</text:span></text:p>
        </text:list-item>
        <text:list-item>
          <text:p text:style-name="P25"><text:a xlink:type="simple" xlink:href="http://sell-express.ru/v1006.html"><text:span text:style-name="T4">http://sell-express.ru/v1006.html</text:span></text:a><text:span text:style-name="T4"> </text:span><text:span text:style-name="T27">— </text:span><text:span text:style-name="T4">взятка 15.12.2014</text:span></text:p>
        </text:list-item>
        <text:list-item>
          <text:p text:style-name="P27"><text:a xlink:type="simple" xlink:href="http://angarochka.ru/2010-06-04-03-40-12/2310-2011-12-13-03-41-33"><text:span text:style-name="T4">http://angarochka.ru/2010-06-04-03-40-12/2310-2011-12-13-03-41-33</text:span></text:a><text:span text:style-name="T4"> — сложный случай: взяточничество </text:span><text:span text:style-name="T29">15.12.2014</text:span></text:p>
        </text:list-item>
        <text:list-item>
          <text:p text:style-name="P26"><text:a xlink:type="simple" xlink:href="https://ru.wikipedia.org/wiki/Чаевые"><text:span text:style-name="T4">https://ru.wikipedia.org/wiki/%D0%A7%D0%B0%D0%B5%D0%B2%D1%8B%D0%B5</text:span></text:a><text:span text:style-name="T4"> </text:span><text:span text:style-name="T27">— </text:span><text:span text:style-name="T4">чаевые</text:span><text:span text:style-name="T28"> 15.12.201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2:44:19.129389412</meta:creation-date>
    <dc:date>2014-12-15T19:04:37.924347240</dc:date>
    <meta:editing-duration>PT6H11M39S</meta:editing-duration>
    <meta:editing-cycles>58</meta:editing-cycles>
    <meta:generator>LibreOffice/4.2.6.3$Linux_X86_64 LibreOffice_project/420m0$Build-3</meta:generator>
    <meta:document-statistic meta:table-count="0" meta:image-count="0" meta:object-count="0" meta:page-count="7" meta:paragraph-count="37" meta:word-count="1281" meta:character-count="9503" meta:non-whitespace-character-count="8261"/>
  </office:meta>
</office:document-meta>
</file>